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officeooo:paragraph-rsid="000d27f3" style:font-weight-asian="bold" style:font-weight-complex="bold"/>
    </style:style>
    <style:style style:name="P3" style:family="paragraph" style:parent-style-name="Preformatted_20_Text">
      <style:paragraph-properties fo:line-height="150%"/>
      <style:text-properties fo:font-weight="bold" officeooo:paragraph-rsid="000dc353" style:font-weight-asian="bold" style:font-weight-complex="bold"/>
    </style:style>
    <style:style style:name="P4" style:family="paragraph" style:parent-style-name="Preformatted_20_Text">
      <style:paragraph-properties fo:line-height="150%"/>
      <style:text-properties fo:font-weight="normal" officeooo:paragraph-rsid="000d27f3" style:font-weight-asian="normal" style:font-weight-complex="normal"/>
    </style:style>
    <style:style style:name="T1" style:family="text">
      <style:text-properties fo:font-size="14pt" fo:font-style="italic" officeooo:rsid="00229d20" style:font-size-asian="14pt" style:font-style-asian="italic" style:font-size-complex="14pt" style:font-style-complex="italic"/>
    </style:style>
    <style:style style:name="T2" style:family="text">
      <style:text-properties fo:font-size="14pt" fo:font-style="italic" officeooo:rsid="000dc353" style:font-size-asian="14pt" style:font-style-asian="italic" style:font-size-complex="14pt" style:font-style-complex="italic"/>
    </style:style>
    <style:style style:name="T3" style:family="text">
      <style:text-properties fo:font-size="14pt" fo:font-style="italic" officeooo:rsid="000ed004" style:font-size-asian="14pt" style:font-style-asian="italic" style:font-size-complex="14pt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dc353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0dc353"/>
    </style:style>
    <style:style style:name="T9" style:family="text">
      <style:text-properties style:text-line-through-style="solid" style:text-line-through-type="single" fo:background-color="#ffff00" loext:char-shading-value="0"/>
    </style:style>
    <style:style style:name="T10" style:family="text">
      <style:text-properties style:text-line-through-style="solid" style:text-line-through-type="single" fo:background-color="#ffff00" loext:char-shading-value="0"/>
    </style:style>
    <style:style style:name="T11" style:family="text">
      <style:text-properties officeooo:rsid="000ed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</text:p>
      <text:p text:style-name="P1">With that rear leg lifted, index fingers growing out of your skull, straighten that standing</text:p>
      <text:p text:style-name="P1">leg until you come into Flying Goat Pose, Mark said.</text:p>
      <text:p text:style-name="P1">He timed this for the exact moment Terry walked into the room.</text:p>
      <text:p text:style-name="P1">We all worked for GE.</text:p>
      <text:p text:style-name="P1">In our cynical moments, we labeled it Generous Electric.</text:p>
      <text:p text:style-name="P1">The company allowed a yoga class at lunchtime.</text:p>
      <text:p text:style-name="P1">It had to fit within the allowed lunch hour, which was 45 minutes.</text:p>
      <text:p text:style-name="P1">The fitness center was a 10-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, there was a history.</text:p>
      <text:p text:style-name="P1">The fitness center in Boston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 complete with a swimming</text:p>
      <text:p text:style-name="P1">pool.</text:p>
      <text:p text:style-name="P1">They made a big deal announcing it.</text:p>
      <text:p text:style-name="P1">In a nod to one-third of the company that worked in Boston, they promised to install</text:p>
      <text:p text:style-name="P1">a salad bar in our cafeteria.</text:p>
      <text:p text:style-name="P1">Since Cincinnati employees paid use fees for the fitness center, we guessed the company</text:p>
      <text:p text:style-name="P1">believed all was fair.</text:p>
      <text:p text:style-name="P1">There ensued a ruckus.</text:p>
      <text:p text:style-name="P1">When the dust settled, we got a fitness center, but we would not get a pool, and the 45-minute</text:p>
      <text:p text:style-name="P1">lunch hour would not change.</text:p>
      <text:p text:style-name="P1">Yoga had yet to become popular with the corporate crowd.</text:p>
      <text:p text:style-name="P1">There was an unused conference room in the new center that would become our yoga room</text:p>
      <text:p text:style-name="P1">in a few years.</text:p>
      <text:p text:style-name="P1">Meanwhile, we took an hour and 15 minutes for lunch after that.</text:p>
      <text:p text:style-name="P1">This was after several visitors from Boston to headquarters reported that the Cincinnati</text:p>
      <text:p text:style-name="P1">folks were doing just that.</text:p>
      <text:p text:style-name="P1">We knew we could get away with it.</text:p>
      <text:p text:style-name="P1"><text:soft-page-break/>For quite a while after that change in outlook, we pedaled, ran, and lifted our way through</text:p>
      <text:p text:style-name="P1">our one-hour and 15-minute lunch hour.</text:p>
      <text:p text:style-name="P1">Then sometime in the late 1990s, we began yoga classes.</text:p>
      <text:p text:style-name="P1">We never forgot the salad bar, and we used an hour and 15 minutes to make a 45-minute</text:p>
      <text:p text:style-name="P1">class.</text:p>
      <text:p text:style-name="P1">As long as we didn't raise the issue, the company left us alone.</text:p>
      <text:p text:style-name="P1">We felt like we were practicing yoga as a community.</text:p>
      <text:p text:style-name="P1">Some of our yoga folks worked right up to the official lunch hour and caused everybody</text:p>
      <text:p text:style-name="P1">to wait.</text:p>
      <text:p text:style-name="P1">Why wouldn't we start without them?</text:p>
      <text:p text:style-name="P1">The yoga room was a converted conference room.</text:p>
      <text:p text:style-name="P1">We could barely fit everybody, packed mat to mat.</text:p>
      <text:p text:style-name="P1">So what?</text:p>
      <text:p text:style-name="P1">The steel doors swung inward, and a latecomer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3">He began to think.</text:p>
      <text:p text:style-name="P3"><text:span text:style-name="T10">“</text:span><text:span text:style-name="T5">Unlike</text:span> <text:span text:style-name="T8">Nothing</text:span> a good old shaming,<text:span text:style-name="T10">”</text:span>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 lower your torso into a forward</text:p>
      <text:p text:style-name="P1">fold.</text:p>
      <text:p text:style-name="P1">Still rests on thighs.</text:p>
      <text:p text:style-name="P1">Now extend one leg backwards towards a runner's lunge and at the same time lift up towards</text:p>
      <text:p text:style-name="P1">a <text:span text:style-name="T4">w</text:span>arrior three pose.</text:p>
      <text:p text:style-name="P1">Look towards the door and smile with best of intentions.</text:p>
      <text:p text:style-name="P1"/>
      <text:p text:style-name="P2"/>
      <text:p text:style-name="P4"><text:span text:style-name="T2">2</text:span><text:span text:style-name="T1"> errors, 590 words = 9</text:span><text:span text:style-name="T3">9</text:span><text:span text:style-name="T1">.</text:span><text:span text:style-name="T3">7</text:span><text:span text:style-name="T1">% accurac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18T04:54:42.350000000</dc:date>
    <meta:editing-duration>PT2M6S</meta:editing-duration>
    <meta:editing-cycles>2</meta:editing-cycles>
    <meta:document-statistic meta:table-count="0" meta:image-count="0" meta:object-count="0" meta:page-count="2" meta:paragraph-count="63" meta:word-count="580" meta:character-count="3186" meta:non-whitespace-character-count="2669"/>
  </office:meta>
</office:document-meta>
</file>